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38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5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5999999999999996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4</text:p>
          </table:table-cell>
          <table:table-cell table:style-name="ACE-0" office:value-type="float" office:value="-69.024000000000001">
            <text:p>−69.024</text:p>
          </table:table-cell>
          <table:table-cell table:style-name="ACE-0" office:value-type="float" office:value="39.567">
            <text:p>39.5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2" office:value-type="float" office:value="3.6000000000000001">
            <text:p>3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2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49">
            <text:p>14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343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281">
            <text:p>281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9334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9335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1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0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5999999999999996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1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0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7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9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100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7120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2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380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00000000000000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5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3970">
            <text:p>39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6319</text:p>
          </table:table-cell>
          <table:table-cell table:style-name="ACE-0" office:value-type="float" office:value="-69.024000000000001">
            <text:p>−69.024</text:p>
          </table:table-cell>
          <table:table-cell table:style-name="ACE-0" office:value-type="float" office:value="39.567">
            <text:p>39.567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2" office:value-type="float" office:value="3.6000000000000001">
            <text:p>3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000000000000001</text:p>
          </table:table-cell>
          <table:table-cell table:style-name="ACE-2" office:value-type="float" office:value="1.4000000000000001">
            <text:p>1.4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7121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68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mixed,terrestrial_sh,8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6318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2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 bio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7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583">
            <text:p>4583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800">
            <text:p>4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8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4856">
            <text:p>4856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75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70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9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58</text:p>
          </table:table-cell>
          <table:table-cell table:style-name="ACE-0" office:value-type="float" office:value="-69.022999999999996">
            <text:p>−69.023</text:p>
          </table:table-cell>
          <table:table-cell table:style-name="ACE-0" office:value-type="float" office:value="39.558">
            <text:p>39.558</text:p>
          </table:table-cell>
          <table:table-cell table:style-name="ACE-0" office:value-type="float" office:value="5528">
            <text:p>5528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00000000000000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66</text:p>
          </table:table-cell>
          <table:table-cell table:style-name="ACE-0" office:value-type="float" office:value="-69.025999999999996">
            <text:p>−69.026</text:p>
          </table:table-cell>
          <table:table-cell table:style-name="ACE-0" office:value-type="float" office:value="39.536000000000001">
            <text:p>39.536</text:p>
          </table:table-cell>
          <table:table-cell table:style-name="ACE-0" office:value-type="float" office:value="5893">
            <text:p>5893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1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1174</text:p>
          </table:table-cell>
          <table:table-cell table:style-name="ACE-0" office:value-type="float" office:value="-69.022000000000006">
            <text:p>−69.022</text:p>
          </table:table-cell>
          <table:table-cell table:style-name="ACE-0" office:value-type="float" office:value="39.564">
            <text:p>39.564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rix</text:p>
          </table:table-cell>
          <table:table-cell table:style-name="ACE-0" office:value-type="string">
            <text:p>mixed,terrestrial_sh,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ERC-18071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8019">
            <text:p>8019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2273</text:p>
          </table:table-cell>
          <table:table-cell table:style-name="ACE-0" office:value-type="float" office:value="-69.030000000000001">
            <text:p>−69.03</text:p>
          </table:table-cell>
          <table:table-cell table:style-name="ACE-0" office:value-type="float" office:value="39.515999999999998">
            <text:p>39.516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b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6000000000000005">
            <text:p>4.6000000000000005</text:p>
          </table:table-cell>
          <table:table-cell table:style-name="ACE-2" office:value-type="float" office:value="4.6000000000000005">
            <text:p>4.6</text:p>
          </table:table-cell>
          <table:table-cell table:style-name="ACE-0" office:value-type="string">
            <text:p>IshiwaEtal2021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0360">
            <text:p>3036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2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2840">
            <text:p>3284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2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090">
            <text:p>3409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04">
            <text:p>2.04</text:p>
          </table:table-cell>
          <table:table-cell table:style-name="ACE-2" office:value-type="float" office:value="2.04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350">
            <text:p>3435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fragment of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3.6000000000000001">
            <text:p>3.6</text:p>
          </table:table-cell>
          <table:table-cell table:style-name="ACE-2" office:value-type="float" office:value="3.6000000000000001">
            <text:p>3.6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650">
            <text:p>346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9399999999999999">
            <text:p>1.94</text:p>
          </table:table-cell>
          <table:table-cell table:style-name="ACE-2" office:value-type="float" office:value="1.9399999999999999">
            <text:p>1.9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4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4830">
            <text:p>3483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1.0800000000000001">
            <text:p>1.08</text:p>
          </table:table-cell>
          <table:table-cell table:style-name="ACE-2" office:value-type="float" office:value="1.08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040">
            <text:p>35040</text:p>
          </table:table-cell>
          <table:table-cell table:style-name="ACE-0" office:value-type="float" office:value="480">
            <text:p>480</text:p>
          </table:table-cell>
          <table:table-cell table:style-name="ACE-0" office:value-type="string">
            <text:p>fragment of shell (Ad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3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160">
            <text:p>351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72">
            <text:p>1.72</text:p>
          </table:table-cell>
          <table:table-cell table:style-name="ACE-2" office:value-type="float" office:value="1.72">
            <text:p>1.7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200">
            <text:p>3520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1.9600000000000002">
            <text:p>1.96</text:p>
          </table:table-cell>
          <table:table-cell table:style-name="ACE-2" office:value-type="float" office:value="1.9600000000000002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320">
            <text:p>35320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2.0800000000000001">
            <text:p>2.08</text:p>
          </table:table-cell>
          <table:table-cell table:style-name="ACE-2" office:value-type="float" office:value="2.08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5690">
            <text:p>35690</text:p>
          </table:table-cell>
          <table:table-cell table:style-name="ACE-0" office:value-type="float" office:value="1630">
            <text:p>163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1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180">
            <text:p>36180</text:p>
          </table:table-cell>
          <table:table-cell table:style-name="ACE-0" office:value-type="float" office:value="630">
            <text:p>630</text:p>
          </table:table-cell>
          <table:table-cell table:style-name="ACE-0" office:value-type="string">
            <text:p>fragment of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000000000000001">
            <text:p>2.6</text:p>
          </table:table-cell>
          <table:table-cell table:style-name="ACE-2" office:value-type="float" office:value="2.6000000000000001">
            <text:p>2.6</text:p>
          </table:table-cell>
          <table:table-cell table:style-name="ACE-0" office:value-type="string">
            <text:p>IshiwaEtal2021,MiuraEtal1998,IgarashiEtal1995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520">
            <text:p>36520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.7000000000000002">
            <text:p>1.7</text:p>
          </table:table-cell>
          <table:table-cell table:style-name="ACE-2" office:value-type="float" office:value="1.7000000000000002">
            <text:p>1.7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660">
            <text:p>36660</text:p>
          </table:table-cell>
          <table:table-cell table:style-name="ACE-0" office:value-type="float" office:value="1480">
            <text:p>148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4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6730">
            <text:p>36730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99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060">
            <text:p>37060</text:p>
          </table:table-cell>
          <table:table-cell table:style-name="ACE-0" office:value-type="float" office:value="950">
            <text:p>95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560">
            <text:p>3756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560">
            <text:p>3756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470">
            <text:p>4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740">
            <text:p>37740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1.9399999999999999">
            <text:p>1.94</text:p>
          </table:table-cell>
          <table:table-cell table:style-name="ACE-2" office:value-type="float" office:value="1.9399999999999999">
            <text:p>1.9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31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7840">
            <text:p>37840</text:p>
          </table:table-cell>
          <table:table-cell table:style-name="ACE-0" office:value-type="float" office:value="570">
            <text:p>5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</text:p>
          </table:table-cell>
          <table:table-cell table:style-name="ACE-2" office:value-type="float" office:value="1.40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2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8400">
            <text:p>3840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04">
            <text:p>2.04</text:p>
          </table:table-cell>
          <table:table-cell table:style-name="ACE-2" office:value-type="float" office:value="2.04">
            <text:p>2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8910">
            <text:p>3891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2" office:value-type="float" office:value="3.4000000000000004">
            <text:p>3.4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30">
            <text:p>39230</text:p>
          </table:table-cell>
          <table:table-cell table:style-name="ACE-0" office:value-type="float" office:value="950">
            <text:p>95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2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290">
            <text:p>3929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9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300">
            <text:p>3930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2" office:value-type="float" office:value="1.2000000000000002">
            <text:p>1.2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7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39810">
            <text:p>39810</text:p>
          </table:table-cell>
          <table:table-cell table:style-name="ACE-0" office:value-type="float" office:value="610">
            <text:p>61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5">
            <text:p>0.5</text:p>
          </table:table-cell>
          <table:table-cell table:style-name="ACE-2" office:value-type="float" office:value="0.5">
            <text:p>0.5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6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1960">
            <text:p>4196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2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8</text:p>
          </table:table-cell>
          <table:table-cell table:style-name="ACE-0" office:value-type="float" office:value="-69.010999999999996">
            <text:p>−69.011</text:p>
          </table:table-cell>
          <table:table-cell table:style-name="ACE-0" office:value-type="float" office:value="39.573999999999998">
            <text:p>39.574</text:p>
          </table:table-cell>
          <table:table-cell table:style-name="ACE-0" office:value-type="float" office:value="42270">
            <text:p>422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2.2000000000000002">
            <text:p>2.2</text:p>
          </table:table-cell>
          <table:table-cell table:style-name="ACE-2" office:value-type="float" office:value="2.2000000000000002">
            <text:p>2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630">
            <text:p>42630</text:p>
          </table:table-cell>
          <table:table-cell table:style-name="ACE-0" office:value-type="float" office:value="1120">
            <text:p>1120</text:p>
          </table:table-cell>
          <table:table-cell table:style-name="ACE-0" office:value-type="string">
            <text:p>fragment of shell (Ad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3.2000000000000002">
            <text:p>3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5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840">
            <text:p>42840</text:p>
          </table:table-cell>
          <table:table-cell table:style-name="ACE-0" office:value-type="float" office:value="930">
            <text:p>9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1400000000000001">
            <text:p>1.14</text:p>
          </table:table-cell>
          <table:table-cell table:style-name="ACE-2" office:value-type="float" office:value="1.14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140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2930">
            <text:p>42930</text:p>
          </table:table-cell>
          <table:table-cell table:style-name="ACE-0" office:value-type="float" office:value="990">
            <text:p>99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2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8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080">
            <text:p>43080</text:p>
          </table:table-cell>
          <table:table-cell table:style-name="ACE-0" office:value-type="float" office:value="690">
            <text:p>6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3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710">
            <text:p>43710</text:p>
          </table:table-cell>
          <table:table-cell table:style-name="ACE-0" office:value-type="float" office:value="990">
            <text:p>9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1.1400000000000001">
            <text:p>1.14</text:p>
          </table:table-cell>
          <table:table-cell table:style-name="ACE-2" office:value-type="float" office:value="1.1400000000000001">
            <text:p>1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gul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2</text:p>
          </table:table-cell>
          <table:table-cell table:style-name="ACE-0" office:value-type="float" office:value="-69.015000000000001">
            <text:p>−69.015</text:p>
          </table:table-cell>
          <table:table-cell table:style-name="ACE-0" office:value-type="float" office:value="39.567999999999998">
            <text:p>39.568</text:p>
          </table:table-cell>
          <table:table-cell table:style-name="ACE-0" office:value-type="float" office:value="43810">
            <text:p>4381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2400000000000002">
            <text:p>1.24</text:p>
          </table:table-cell>
          <table:table-cell table:style-name="ACE-2" office:value-type="float" office:value="1.24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7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37">
          <gnm:selection gnm:start-col="0" gnm:start-row="37" gnm:end-col="0" gnm:end-row="3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12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